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241" officeooo:paragraph-rsid="00055241"/>
    </style:style>
    <style:style style:name="P2" style:family="paragraph" style:parent-style-name="Standard">
      <style:text-properties officeooo:rsid="00055241" officeooo:paragraph-rsid="00058af4"/>
    </style:style>
    <style:style style:name="P3" style:family="paragraph" style:parent-style-name="Standard">
      <style:text-properties officeooo:rsid="00055241" officeooo:paragraph-rsid="00058af4"/>
    </style:style>
    <style:style style:name="P4" style:family="paragraph" style:parent-style-name="Standard">
      <style:text-properties officeooo:rsid="0006f0b1" officeooo:paragraph-rsid="0006f0b1"/>
    </style:style>
    <style:style style:name="P5" style:family="paragraph" style:parent-style-name="Heading_20_2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officeooo:rsid="0006f0b1" officeooo:paragraph-rsid="0006f0b1"/>
    </style:style>
    <style:style style:name="T1" style:family="text">
      <style:text-properties officeooo:rsid="00058af4"/>
    </style:style>
    <style:style style:name="T2" style:family="text">
      <style:text-properties officeooo:rsid="00078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Trabajo Práctico DesApp – Documento de Arquitectura</text:h>
      <text:p text:style-name="P1"/>
      <text:p text:style-name="P2">1. <text:span text:style-name="T1">Stack Tecnologico</text:span></text:p>
      <text:p text:style-name="P2"/>
      <text:p text:style-name="P2"><text:span text:style-name="T1">2. </text:span>Casos de Uso</text:p>
      <text:p text:style-name="P2"/>
      <text:p text:style-name="P4">3. Dialogos</text:p>
      <text:p text:style-name="P4"/>
      <text:p text:style-name="P4">3.1 Procesar un Request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1. Se agrega el pedido a la lista de la caja con</text:p>
            <text:p text:style-name="P6"><text:s/>#addRequest(r)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>2. se incrementa el waiting time en base a todos los productos del pedido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>3. se llama a #processRequest(r) (private) con el primer elemento de la Queu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>4. Por cada listItem se decrementa el waiting time en base al producto y la cantidad del mismo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>5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.</meta:initial-creator>
    <meta:creation-date>2017-04-03T18:57:06.216579891</meta:creation-date>
    <dc:date>2017-04-04T18:28:47.512278351</dc:date>
    <dc:creator>Gabriel M.</dc:creator>
    <meta:editing-duration>PT1H54M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1" meta:paragraph-count="11" meta:word-count="78" meta:character-count="433" meta:non-whitespace-character-count="363"/>
  </office:meta>
</office:document-meta>
</file>